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1000000E1E90741355889C647.png" manifest:media-type="image/png"/>
  <manifest:file-entry manifest:full-path="Pictures/10000000000000E1000000E1A70F24EF3C92A4D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106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26pt" fo:font-style="normal" style:text-underline-style="none" fo:font-weight="bold" officeooo:paragraph-rsid="000bdaa2" style:text-blinking="false" fo:background-color="transparent" style:font-weight-asian="bold" style:font-weight-complex="bold"/>
    </style:style>
    <style:style style:name="P2" style:family="paragraph" style:parent-style-name="Text_20_body">
      <style:paragraph-properties fo:margin-top="0cm" fo:margin-bottom="0.106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0bdaa2" style:text-blinking="false" fo:background-color="transparent" style:font-size-asian="10.5pt" style:font-weight-asian="bold" style:font-size-complex="12pt" style:font-weight-complex="bold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19e16b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size="11pt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officeooo:rsid="000ee56d" officeooo:paragraph-rsid="0016e350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officeooo:rsid="0010eae4" officeooo:paragraph-rsid="0010eae4"/>
    </style:style>
    <style:style style:name="P9" style:family="paragraph" style:parent-style-name="Text_20_body">
      <style:text-properties officeooo:paragraph-rsid="00110593"/>
    </style:style>
    <style:style style:name="P10" style:family="paragraph" style:parent-style-name="Text_20_body">
      <style:text-properties officeooo:rsid="00110593" officeooo:paragraph-rsid="00110593"/>
    </style:style>
    <style:style style:name="P11" style:family="paragraph" style:parent-style-name="Text_20_body">
      <style:text-properties officeooo:paragraph-rsid="0012ef2b"/>
    </style:style>
    <style:style style:name="P12" style:family="paragraph" style:parent-style-name="Text_20_body">
      <style:text-properties officeooo:rsid="0013d90f" officeooo:paragraph-rsid="0013d90f"/>
    </style:style>
    <style:style style:name="P13" style:family="paragraph" style:parent-style-name="Text_20_body">
      <style:text-properties style:text-line-through-style="solid" style:text-line-through-type="single" officeooo:rsid="0013d90f" officeooo:paragraph-rsid="0013d90f"/>
    </style:style>
    <style:style style:name="P14" style:family="paragraph" style:parent-style-name="Text_20_body">
      <style:text-properties style:text-line-through-style="none" style:text-line-through-type="none" officeooo:rsid="0013d90f" officeooo:paragraph-rsid="0013d90f"/>
    </style:style>
    <style:style style:name="P15" style:family="paragraph" style:parent-style-name="Text_20_body">
      <style:text-properties fo:font-weight="bold" officeooo:paragraph-rsid="0016e350" style:font-weight-asian="bold" style:font-weight-complex="bold"/>
    </style:style>
    <style:style style:name="P16" style:family="paragraph" style:parent-style-name="Heading_20_1">
      <style:paragraph-properties fo:margin-top="0.706cm" fo:margin-bottom="0.212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bold" style:text-blinking="false" fo:background-color="transparent" style:font-weight-asian="bold" style:font-weight-complex="bold"/>
    </style:style>
    <style:style style:name="P17" style:family="paragraph" style:parent-style-name="Heading_20_1">
      <style:paragraph-properties fo:margin-top="0.706cm" fo:margin-bottom="0.212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bold" officeooo:rsid="000d5752" officeooo:paragraph-rsid="000d5752" style:text-blinking="false" fo:background-color="transparent" style:font-weight-asian="bold" style:font-weight-complex="bold"/>
    </style:style>
    <style:style style:name="P18" style:family="paragraph" style:parent-style-name="Heading_20_1">
      <style:paragraph-properties fo:margin-top="0.706cm" fo:margin-bottom="0.212cm" loext:contextual-spacing="false" fo:line-height="138%" style:writing-mode="lr-tb"/>
      <style:text-properties fo:font-weight="bold" style:font-weight-asian="bold" style:font-weight-complex="bold"/>
    </style:style>
    <style:style style:name="P19" style:family="paragraph" style:parent-style-name="Heading_20_1" style:list-style-name="" style:master-page-name="">
      <loext:graphic-properties draw:fill="none"/>
      <style:paragraph-properties fo:margin-left="0cm" fo:margin-right="0cm" fo:margin-top="0.706cm" fo:margin-bottom="0.212cm" loext:contextual-spacing="false" fo:line-height="138%" fo:text-indent="0cm" style:auto-text-indent="false" style:page-number="auto" fo:background-color="transparent" fo:keep-with-next="always" style:writing-mode="lr-tb"/>
      <style:text-properties fo:font-weight="bold" style:font-weight-asian="bold" style:font-weight-complex="bold"/>
    </style:style>
    <style:style style:name="P20" style:family="paragraph" style:parent-style-name="Heading_20_3">
      <style:paragraph-properties fo:margin-top="0.564cm" fo:margin-bottom="0.141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officeooo:paragraph-rsid="000d5752" style:text-blinking="false" fo:background-color="transparent" style:font-size-asian="16pt" style:font-size-complex="16pt"/>
    </style:style>
    <style:style style:name="P21" style:family="paragraph" style:parent-style-name="Heading_20_3">
      <style:paragraph-properties fo:margin-top="0.564cm" fo:margin-bottom="0.141cm" loext:contextual-spacing="false" fo:line-height="138%" style:writing-mode="lr-tb"/>
      <style:text-properties fo:font-variant="normal" fo:text-transform="none" fo:color="#434343" style:text-line-through-style="none" style:text-line-through-type="none" style:font-name="Arial" fo:font-size="14pt" fo:font-style="normal" style:text-underline-style="none" fo:font-weight="normal" officeooo:paragraph-rsid="000d5752" style:text-blinking="false" fo:background-color="transparent"/>
    </style:style>
    <style:style style:name="P22" style:family="paragraph" style:parent-style-name="Heading_20_3">
      <style:paragraph-properties fo:margin-top="0.564cm" fo:margin-bottom="0.141cm" loext:contextual-spacing="false" fo:line-height="138%" style:writing-mode="lr-tb"/>
      <style:text-properties fo:color="#999999" fo:font-size="12pt" officeooo:paragraph-rsid="000d5752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d5752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069cb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0eae4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10593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ef2b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d90f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9830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a385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63a45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6e350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normal" officeooo:rsid="0013d90f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20pt" fo:font-style="normal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ize="20pt" fo:font-style="normal" style:text-underline-style="none" officeooo:rsid="0013d90f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ize="20pt" fo:font-style="normal" style:text-underline-style="none" officeooo:rsid="0016e350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10eae4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110593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163a45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style:font-name="Arial" fo:font-size="16pt" fo:font-style="normal" style:text-underline-style="none" officeooo:rsid="000ee56d" style:text-blinking="false" fo:background-color="transparent" loext:char-shading-value="0" style:font-size-asian="16pt" style:font-size-complex="16pt"/>
    </style:style>
    <style:style style:name="T26" style:family="text">
      <style:text-properties fo:font-variant="normal" fo:text-transform="none" fo:color="#000000" style:font-name="Arial" fo:font-size="11pt" fo:font-style="normal" style:text-underline-style="none" fo:font-weight="normal" style:text-blinking="false" fo:background-color="transparent" loext:char-shading-value="0"/>
    </style:style>
    <style:style style:name="T27" style:family="text">
      <style:text-properties fo:font-variant="normal" fo:text-transform="none" fo:color="#000000" style:font-name="Arial" fo:font-size="11pt" fo:font-style="normal" style:text-underline-style="none" fo:font-weight="normal" officeooo:rsid="00149830" style:text-blinking="false" fo:background-color="transparent" loext:char-shading-value="0"/>
    </style:style>
    <style:style style:name="T28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29" style:family="text">
      <style:text-properties fo:font-variant="normal" fo:text-transform="none" fo:color="#434343" style:text-line-through-style="none" style:text-line-through-type="none" style:font-name="Arial" fo:font-style="normal" style:text-underline-style="none" fo:font-weight="normal" officeooo:rsid="000d5752" style:text-blinking="false" fo:background-color="transparent" loext:char-shading-value="0" style:font-size-asian="11pt" style:font-size-complex="11pt"/>
    </style:style>
    <style:style style:name="T30" style:family="text">
      <style:text-properties fo:font-variant="normal" fo:text-transform="none" fo:color="#999999" style:text-line-through-style="none" style:text-line-through-type="none" style:font-name="Arial" fo:font-size="12pt" fo:font-style="normal" style:text-underline-style="none" fo:font-weight="normal" officeooo:rsid="000ee56d" style:text-blinking="false" fo:background-color="transparent" loext:char-shading-value="0" style:font-size-asian="12pt" style:font-size-complex="12pt"/>
    </style:style>
    <style:style style:name="T31" style:family="text">
      <style:text-properties fo:font-variant="normal" fo:text-transform="none" fo:color="#999999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32" style:family="text">
      <style:text-properties fo:font-variant="normal" fo:text-transform="none" fo:color="#999999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3" style:family="text">
      <style:text-properties fo:font-variant="normal" fo:text-transform="none" fo:color="#999999" style:text-line-through-style="none" style:text-line-through-type="none" style:font-name="Arial" fo:font-size="11pt" fo:font-style="normal" fo:font-weight="normal" style:text-blinking="false" fo:background-color="transparent" loext:char-shading-value="0"/>
    </style:style>
    <style:style style:name="T34" style:family="text">
      <style:text-properties fo:font-variant="normal" fo:text-transform="none" fo:color="#999999" style:text-line-through-style="none" style:text-line-through-type="none" style:text-underline-style="none" style:text-blinking="false" fo:background-color="transparent" loext:char-shading-value="0"/>
    </style:style>
    <style:style style:name="T35" style:family="text">
      <style:text-properties fo:font-variant="normal" fo:text-transform="none" fo:color="#999999" style:text-line-through-style="none" style:text-line-through-type="none" style:text-blinking="false" fo:background-color="transparent" loext:char-shading-value="0"/>
    </style:style>
    <style:style style:name="T36" style:family="text">
      <style:text-properties fo:font-variant="normal" fo:text-transform="none" fo:color="#999999" style:text-line-through-style="none" style:text-line-through-type="none" style:text-underline-style="solid" style:text-underline-width="auto" style:text-underline-color="font-color" style:text-blinking="false" fo:background-color="transparent" loext:char-shading-value="0"/>
    </style:style>
    <style:style style:name="T37" style:family="text">
      <style:text-properties fo:font-variant="normal" fo:text-transform="none" style:text-line-through-style="none" style:text-line-through-type="none" style:font-name="Arial" fo:font-style="normal" style:text-underline-style="none" fo:font-weight="normal" officeooo:rsid="000d5752" style:text-blinking="false" fo:background-color="transparent" loext:char-shading-value="0"/>
    </style:style>
    <style:style style:name="T38" style:family="text">
      <style:text-properties fo:font-variant="normal" fo:text-transform="none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39" style:family="text">
      <style:text-properties fo:font-variant="normal" fo:text-transform="none" style:text-line-through-style="none" style:text-line-through-type="none" style:text-underline-style="none" style:text-blinking="false" fo:background-color="transparent" loext:char-shading-value="0"/>
    </style:style>
    <style:style style:name="T40" style:family="text">
      <style:text-properties fo:font-variant="normal" fo:text-transform="none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41" style:family="text">
      <style:text-properties fo:font-variant="normal" fo:text-transform="none" style:text-line-through-style="none" style:text-line-through-type="none" style:text-blinking="false" fo:background-color="transparent" loext:char-shading-value="0" loext:padding="0cm" loext:border="none"/>
    </style:style>
    <style:style style:name="T42" style:family="text">
      <style:text-properties fo:font-weight="normal"/>
    </style:style>
    <style:style style:name="T43" style:family="text">
      <style:text-properties officeooo:rsid="000d5752"/>
    </style:style>
    <style:style style:name="T44" style:family="text">
      <style:text-properties fo:color="#000000" fo:font-size="16pt" style:font-size-asian="16pt" style:font-size-complex="16pt"/>
    </style:style>
    <style:style style:name="T45" style:family="text">
      <style:text-properties fo:color="#000000" fo:font-size="16pt" officeooo:rsid="000d5752" style:font-size-asian="16pt" style:font-size-complex="16pt"/>
    </style:style>
    <style:style style:name="T46" style:family="text">
      <style:text-properties fo:color="#999999"/>
    </style:style>
    <style:style style:name="T47" style:family="text">
      <style:text-properties fo:color="#999999" style:text-underline-style="solid" style:text-underline-width="auto" style:text-underline-color="font-color"/>
    </style:style>
    <style:style style:name="T48" style:family="text">
      <style:text-properties fo:color="#999999" style:text-underline-style="none"/>
    </style:style>
    <style:style style:name="T49" style:family="text">
      <style:text-properties officeooo:rsid="00110593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officeooo:rsid="0016e350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>
          <style:column style:rel-width="32577*" fo:start-indent="0cm" fo:end-indent="0.199cm"/>
          <style:column style:rel-width="32958*" fo:start-indent="0.19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V Matthew Goodman</text:p>
      <text:p text:style-name="P2"/>
      <text:section text:style-name="Sect1" text:name="Section2">
        <text:p text:style-name="P5"><text:span text:style-name="T48"><draw:frame draw:style-name="fr1" draw:name="Image10" text:anchor-type="as-char" svg:y="-0.57cm" svg:width="0.847cm" svg:height="0.847cm" draw:z-index="1"><draw:image xlink:href="Pictures/10000000000000E1000000E1A70F24EF3C92A4D8.png" xlink:type="simple" xlink:show="embed" xlink:actuate="onLoad" loext:mime-type="image/png"/></draw:frame></text:span><text:span text:style-name="T34"><text:s text:c="2"/></text:span><text:a xlink:type="simple" xlink:href="mailto:mattgoodman95@gmail.com" text:style-name="Internet_20_link" text:visited-style-name="Visited_20_Internet_20_Link"><text:span text:style-name="T32">mattgoodman95@gmail.com</text:span></text:a></text:p>
        <text:p text:style-name="P4"><draw:frame draw:style-name="fr1" draw:name="Image11" text:anchor-type="as-char" svg:y="-0.529cm" svg:width="0.794cm" svg:height="0.794cm" draw:z-index="0"><draw:image xlink:href="Pictures/10000000000000E1000000E1E90741355889C647.png" xlink:type="simple" xlink:show="embed" xlink:actuate="onLoad" loext:mime-type="image/png"/></draw:frame><text:s text:c="2"/><text:span text:style-name="T32">074740944037</text:span></text:p>
        <text:h text:style-name="P16" text:outline-level="1">Summary</text:h>
        <text:p text:style-name="P3"><text:span text:style-name="T43">Junior</text:span> full-stack developer. Motivated by curiosity, creativity and personal discipline. Coming from a Bmus(music) degree and strongly driven by independent learning, continual improvement of personal skills, and by creating beautiful and useful experiences for other people.</text:p>
        <text:h text:style-name="P18" text:outline-level="1"><text:span text:style-name="T17">Technical Skills</text:span></text:h>
        <text:p text:style-name="P4"><text:span text:style-name="T7">Profficent ES6 </text:span><text:span text:style-name="T4">Javascript </text:span><text:span text:style-name="T5">(NodeJs, React</text:span><text:span text:style-name="T7">JS </text:span><text:span text:style-name="T5">and GatsbyJS), HTML, </text:span><text:span text:style-name="T8">Bootstrap, </text:span><text:span text:style-name="T5">CSS/SCSS. </text:span></text:p>
        <text:p text:style-name="P4"><text:span text:style-name="T5"/></text:p>
        <text:p text:style-name="P8"><text:span text:style-name="T4">Experi</text:span><text:span text:style-name="T13">e</text:span><text:span text:style-name="T4">nce creating a REST API using Postgre</text:span><text:span text:style-name="T8">SQL</text:span><text:span text:style-name="T4"> and NodeJs.</text:span></text:p>
        <text:p text:style-name="P8"><text:span text:style-name="T4"/></text:p>
        <text:p text:style-name="P8"><text:span text:style-name="T4">Exper</text:span><text:span text:style-name="T13">ie</text:span><text:span text:style-name="T4">nce with testing frameworks such as Mocha, Jest, Supertest and Chai.</text:span></text:p>
        <text:p text:style-name="P8"><text:span text:style-name="T4"/></text:p>
        <text:p text:style-name="P8"><text:span text:style-name="T4">Some experience with Wordpress </text:span><text:span text:style-name="T9">and PHP.</text:span></text:p>
        <text:h text:style-name="P17" text:outline-level="1">Coding Experience</text:h>
        <text:h text:style-name="P20" text:outline-level="3">Bmus(music)</text:h>
        <text:p text:style-name="P7"><text:span text:style-name="T4">My first experience of programming came from a music technology module on my degree. Using Pure Data, a visual programming language, I created an ‘ear-training-app’ that allowed musicians to. The app </text:span><text:span text:style-name="T6">played</text:span><text:span text:style-name="T4"> </text:span><text:span text:style-name="T6">musical</text:span><text:span text:style-name="T4"> intervals and featured a graphic user interface </text:span></text:p>
        <text:p text:style-name="P7"><text:span text:style-name="T4">allow</text:span><text:span text:style-name="T6">ing</text:span><text:span text:style-name="T4"> users to guess the intervals, </text:span><text:span text:style-name="T6">with the aim being to train the user’s ‘inner ear’. The app provided feedback on correct/incorrect guesses, various editable paramet</text:span><text:span text:style-name="T13">e</text:span><text:span text:style-name="T6">rs and keyboard plug-in functionality.</text:span></text:p>
        <text:h text:style-name="P21" text:outline-level="3"><text:span text:style-name="T44">Northcoders </text:span><text:span text:style-name="T45">Coding Bootcamp</text:span><text:span text:style-name="T43"> </text:span></text:h>
        <text:h text:style-name="P22" text:outline-level="3"><text:span text:style-name="T37">July 2019- Jan 2020</text:span></text:h>
        <text:p text:style-name="P6"><text:span text:style-name="T29"/></text:p>
        <text:p text:style-name="P6"><text:span text:style-name="T22">At Northcoders coding bootcamp, I learnt </text:span><text:span text:style-name="T21">the basics of JavaSc</text:span><text:span text:style-name="T24">r</text:span><text:span text:style-name="T21">ipt and programming best-practices </text:span><text:span text:style-name="T22">in short ‘sprints’- challenges that took between 1 and 5 days to complete.</text:span><text:span text:style-name="T21"> Almost all code </text:span><text:span text:style-name="T22">used test-driven development,</text:span><text:span text:style-name="T21"> Git version control and pair-programming. </text:span><text:span text:style-name="T23">Major projects included:</text:span></text:p>
        <text:p text:style-name="Text_20_body"/>
        <text:p text:style-name="P3"><text:span text:style-name="T50">NC News (back-end). </text:span>Creating a back-end RESTful API for a reddit-style news site <text:span text:style-name="T49">using <text:s/>PostgreSQL</text:span> <text:span text:style-name="T49">and NodeJS.</text:span> Constructed using an MV<text:span text:style-name="T51">C </text:span>model,  with error-handling and optional queries allowed to API endpoints. All endpoints, utils and error codes were fully tested with Mocha and Chai.</text:p>
        <text:p text:style-name="P4"><text:a xlink:type="simple" xlink:href="https://github.com/mattg95/be-nc-news" text:style-name="Internet_20_link" text:visited-style-name="Visited_20_Internet_20_Link"><text:span text:style-name="T31">https://github.com/mattg95/be-nc-news</text:span></text:a></text:p>
        <text:p text:style-name="P4"><text:a xlink:type="simple" xlink:href="https://nc-news-matt-g.herokuapp.com/api" text:style-name="Internet_20_link" text:visited-style-name="Visited_20_Internet_20_Link"><text:span text:style-name="T31">https://nc-news-matt-g.herokuapp.com/api</text:span></text:a></text:p>
        <text:p text:style-name="Text_20_body"/>
        <text:p text:style-name="P3"><text:span text:style-name="T50">NC News (front-end). </text:span>Working with React<text:span text:style-name="T49">JS,</text:span> HTML and CSS create an intuitive front-end for <text:span text:style-name="T49">the</text:span> news-site, using the same back-end API I had previously created. </text:p>
        <text:p text:style-name="P4"><text:a xlink:type="simple" xlink:href="https://github.com/mattg95/FE_nc_news" text:style-name="Internet_20_link" text:visited-style-name="Visited_20_Internet_20_Link"><text:span text:style-name="T31">https://github.com/mattg95/FE_nc_news</text:span></text:a></text:p>
        <text:p text:style-name="P4"><text:a xlink:type="simple" xlink:href="https://nc-news-react-app.herokuapp.com/" text:style-name="Internet_20_link" text:visited-style-name="Visited_20_Internet_20_Link"><text:span text:style-name="T31">https://nc-news-react-app.herokuapp.com/</text:span></text:a></text:p>
        <text:p text:style-name="P15"><text:soft-page-break/><text:span text:style-name="T25">Daffodil IT Ltd</text:span></text:p>
        <text:p text:style-name="P9"><text:span text:style-name="T30">March 2020- Present</text:span><text:span text:style-name="T42"><text:line-break/></text:span></text:p>
        <text:p text:style-name="P10"><text:span text:style-name="T9">Daffodil </text:span><text:span text:style-name="T14">IT</text:span><text:span text:style-name="T9"> </text:span><text:span text:style-name="T14">are</text:span><text:span text:style-name="T9"> a small Sheffie</text:span><text:span text:style-name="T14">l</text:span><text:span text:style-name="T9">d-based IT and marketing company, where I have worked for the past 6 months as a junior developer.</text:span></text:p>
        <text:p text:style-name="P10"><text:span text:style-name="T4">Much of my work </text:span><text:span text:style-name="T9">at Daffodil has involved</text:span><text:span text:style-name="T4"> red</text:span><text:span text:style-name="T9">e</text:span><text:span text:style-name="T4">signing Daffodil ltd’s websites. Working closely alongside a UX designer, I created front-end pages based on his designs using GatsbyJs, HTML, SCSS and Bootstrap. </text:span><text:span text:style-name="T9">The Gatsby front-end made requests to a hea</text:span><text:span text:style-name="T14">d</text:span><text:span text:style-name="T9">less Wordpress back-end, using GraphQl.The Wordpress back end was designed in </text:span><text:span text:style-name="T4">such a way that non-technical users could edit the content of the website in the Wordpress admin fields.</text:span></text:p>
        <text:p text:style-name="P11"><text:span text:style-name="T9">I also created a Wordpress website for a local educational charity and paying client of Daffodil IT. The front-end work involved ma</text:span><text:span text:style-name="T14">nip</text:span><text:span text:style-name="T9">ulating exis</text:span><text:span text:style-name="T14">tin</text:span><text:span text:style-name="T9">g HTML, JS and CSS from a Wordpress theme. The back-end word involved setting up the content in the WP admin fields, in such a way that it would be easy for a non-technical person to edit. There was also a lot of manipulating the theme’s PHP files to display this content as the client had specified in their brief.</text:span></text:p>
        <text:p text:style-name="P11"><text:span text:style-name="T9">Lastly, I gained expereince working in a small, close-knit team </text:span><text:span text:style-name="T10">inclu</text:span><text:span text:style-name="T14">d</text:span><text:span text:style-name="T10">ing a UX designer, marketing manager and SEO specialist, and a senior developer. Most of this work has been done remotely, but for the past &gt; 1 month</text:span><text:span text:style-name="T9"> </text:span><text:span text:style-name="T10">I have been working full time in the company office.</text:span></text:p>
        <text:p text:style-name="P11"><text:span text:style-name="T42"><text:line-break/></text:span><text:span text:style-name="T20">Work Experience</text:span></text:p>
        <text:p text:style-name="P12"><text:span text:style-name="T4">I have a strong work ethic and this can be seen in the jobs that I have held. These have included: </text:span></text:p>
        <text:p text:style-name="P12"><text:span text:style-name="T4">-From the a</text:span><text:span text:style-name="T14">g</text:span><text:span text:style-name="T4">e of 12, I del</text:span><text:span text:style-name="T14">i</text:span><text:span text:style-name="T4">vered newspapers every mor</text:span><text:span text:style-name="T14">n</text:span><text:span text:style-name="T4">ing before school <text:s/>and on Satu</text:span><text:span text:style-name="T14">r</text:span><text:span text:style-name="T4">days</text:span></text:p>
        <text:p text:style-name="P14"><text:span text:style-name="T26">-Various part-time kitchen and retail jobs whilst at school and university</text:span></text:p>
        <text:p text:style-name="P13"><text:span text:style-name="T4"/></text:p>
        <text:p text:style-name="P13"><text:span text:style-name="T4">-</text:span><text:span text:style-name="T11">October- January 2018 Customer Service, Alpkit GHQ. Working in the return room of a medium sized company gave me a good perspective of the commercial needs of a medium sized company. Here, I used IT systems for tracking returned, refuned, swapped or defective items that had been retur</text:span><text:span text:style-name="T14">n</text:span><text:span text:style-name="T11">ed by customers. I had some input into the de</text:span><text:span text:style-name="T14">s</text:span><text:span text:style-name="T11">ign of effic</text:span><text:span text:style-name="T14">i</text:span><text:span text:style-name="T11">ent systems for the company, for example designing systems for testing returned products that the customer claimed were faulty.</text:span></text:p>
        <text:h text:style-name="P18" text:outline-level="1"><text:span text:style-name="T18">E</text:span><text:span text:style-name="T17">ducation</text:span></text:h>
        <text:p text:style-name="P4"><text:span text:style-name="T4">2:1 Bmus(music), the University of Sheffield,</text:span></text:p>
        <text:p text:style-name="P4"><text:span text:style-name="T4"/></text:p>
        <text:p text:style-name="P3">A2 levels, Grades A- English, B- Design and Technology, B- music.</text:p>
        <text:p text:style-name="P4"><text:span text:style-name="T4">AS levels, Grade B- Physics.</text:span></text:p>
        <text:p text:style-name="P4"><text:span text:style-name="T4"/></text:p>
        <text:p text:style-name="P3">10 GCSEs grades A*-B including A * Maths, English and Sciences</text:p>
        <text:h text:style-name="P19" text:outline-level="1"><text:span text:style-name="T17">Interests </text:span><text:span text:style-name="T19">&amp; </text:span><text:span text:style-name="T17">Volunteering</text:span></text:h>
        <text:p text:style-name="P4"><text:span text:style-name="T4">Effective Altruism (social movement). Using reason and evidence to answer the question “How can we do the most good?” Active member of Effective Altruism Sheffield. </text:span><text:span text:style-name="T13">h</text:span><text:span text:style-name="T12">elped organise fundraising events and discussion</text:span><text:span text:style-name="T4"> groups on topics </text:span><text:span text:style-name="T12">such as</text:span><text:span text:style-name="T4"> global health and poverty, </text:span><text:span text:style-name="T12">and animal welfare.</text:span></text:p>
        <text:p text:style-name="P4"><text:span text:style-name="T12"/></text:p>
        <text:p text:style-name="P3">Cycling and mountain biking. Involved in maintaining Bolehills BMX track.</text:p>
        <text:p text:style-name="Text_20_body"/>
        <text:p text:style-name="P3">Music performance, theory and history. Play piano, bass guitar and wrote my undergraduate thesis on the evolution of the music of Miles Davis.</text:p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6T15:15:54.046988297</meta:creation-date>
    <dc:date>2020-09-24T21:50:08.452161961</dc:date>
    <meta:editing-duration>PT1H4M</meta:editing-duration>
    <meta:editing-cycles>13</meta:editing-cycles>
    <meta:generator>LibreOffice/6.0.7.3$Linux_X86_64 LibreOffice_project/00m0$Build-3</meta:generator>
    <meta:document-statistic meta:table-count="0" meta:image-count="2" meta:object-count="0" meta:page-count="2" meta:paragraph-count="43" meta:word-count="739" meta:character-count="4864" meta:non-whitespace-character-count="4154"/>
  </office:meta>
</office:document-meta>
</file>